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7b3ca" draw:textarea-horizontal-align="justify" draw:textarea-vertical-align="top" draw:auto-grow-height="false" fo:min-height="6.1cm" fo:min-width="4.58cm"/>
      <style:paragraph-properties style:writing-mode="lr-tb"/>
    </style:style>
    <style:style style:name="gr2" style:family="graphic" style:parent-style-name="standard">
      <style:graphic-properties draw:fill-color="#e8f2a1" draw:textarea-horizontal-align="justify" draw:textarea-vertical-align="middle" draw:auto-grow-height="false" fo:min-height="1.097cm" fo:min-width="2.194cm"/>
      <style:paragraph-properties style:writing-mode="lr-tb"/>
    </style:style>
    <style:style style:name="gr3" style:family="graphic" style:parent-style-name="standard">
      <style:graphic-properties draw:fill-color="#f7d1d5" draw:textarea-horizontal-align="justify" draw:textarea-vertical-align="middle" draw:auto-grow-height="false" fo:min-height="1.097cm" fo:min-width="2.194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top" draw:auto-grow-height="false" fo:min-height="6.1cm" fo:min-width="5.532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7b3ca"/>
      <style:paragraph-properties fo:text-align="center"/>
    </style:style>
    <style:style style:name="P3" style:family="paragraph">
      <loext:graphic-properties draw:fill-color="#e8f2a1"/>
      <style:paragraph-properties fo:text-align="center"/>
    </style:style>
    <style:style style:name="P4" style:family="paragraph">
      <loext:graphic-properties draw:fill-color="#f7d1d5"/>
      <style:paragraph-properties fo:text-align="center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Bitstream Vera Sans Mono" fo:font-weight="bold" style:font-weight-asian="bold" style:font-weight-complex="bold"/>
    </style:style>
    <style:style style:name="T1" style:family="text">
      <style:text-properties style:font-name="Bitstream Vera Sans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6.35cm" svg:x="1.3cm" svg:y="3.857cm">
          <text:p text:style-name="P1">Registry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81cm" svg:height="1.905cm" svg:x="1.935cm" svg:y="5.445cm">
          <text:p text:style-name="P1">alp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3.81cm" svg:height="1.905cm" svg:x="1.617cm" svg:y="8.302cm">
          <text:p text:style-name="P1">ngin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032cm" svg:height="6.35cm" svg:x="13.365cm" svg:y="3.857cm">
          <text:p text:style-name="P1">machine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81cm" svg:height="1.905cm" svg:x="14.317cm" svg:y="5.562cm">
          <text:p text:style-name="P1">alp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3.81cm" svg:height="1.905cm" svg:x="14.317cm" svg:y="8.302cm">
          <text:p text:style-name="P1">ngin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5.745cm" svg:y1="6.398cm" svg:x2="14.317cm" svg:y2="6.515cm" draw:start-shape="id1" draw:start-glue-point="10" draw:end-shape="id2" draw:end-glue-point="6" svg:d="M5745 6398l8572 117" svg:viewBox="0 0 8573 118">
          <text:p/>
        </draw:connector>
        <draw:connector draw:style-name="gr6" draw:text-style-name="P6" draw:layer="layout" draw:type="line" svg:x1="5.427cm" svg:y1="9.255cm" svg:x2="14.317cm" svg:y2="9.255cm" draw:start-shape="id3" draw:start-glue-point="10" draw:end-shape="id4" draw:end-glue-point="6" svg:d="M5427 9255h8890" svg:viewBox="0 0 8891 1">
          <text:p/>
        </draw:connector>
        <draw:frame draw:style-name="gr7" draw:text-style-name="P7" draw:layer="layout" svg:width="7.36cm" svg:height="0.988cm" svg:x="6.045cm" svg:y="5.409cm">
          <draw:text-box>
            <text:p><text:span text:style-name="T1">docker pull alpine</text:span></text:p>
          </draw:text-box>
        </draw:frame>
        <draw:frame draw:style-name="gr7" draw:text-style-name="P7" draw:layer="layout" svg:width="6.979cm" svg:height="0.988cm" svg:x="6.602cm" svg:y="8.267cm">
          <draw:text-box>
            <text:p><text:span text:style-name="T1">docker pull ngin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8T22:02:54.408133692</meta:creation-date>
    <dc:date>2021-09-08T23:30:02.053581630</dc:date>
    <meta:editing-duration>PT1H27M7S</meta:editing-duration>
    <meta:editing-cycles>2</meta:editing-cycles>
    <meta:generator>LibreOffice/7.1.5.2$Linux_X86_64 LibreOffice_project/10$Build-2</meta:generator>
    <meta:document-statistic meta:object-count="10"/>
  </office:meta>
</office:document-meta>
</file>